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xpenses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EconomicQuintile</text:p>
          </table:table-cell>
          <table:table-cell office:value-type="string" calcext:value-type="string">
            <text:p>1AdultExpense</text:p>
          </table:table-cell>
          <table:table-cell office:value-type="string" calcext:value-type="string">
            <text:p>2AdultExpense</text:p>
          </table:table-cell>
          <table:table-cell office:value-type="string" calcext:value-type="string">
            <text:p>2Adult1ChildExpense</text:p>
          </table:table-cell>
          <table:table-cell office:value-type="string" calcext:value-type="string">
            <text:p>2Adult2ChildExpense</text:p>
          </table:table-cell>
          <table:table-cell office:value-type="string" calcext:value-type="string">
            <text:p>2Adult3ChildExpense</text:p>
          </table:table-cell>
          <table:table-cell office:value-type="string" calcext:value-type="string">
            <text:p>1AdultWage</text:p>
          </table:table-cell>
          <table:table-cell office:value-type="string" calcext:value-type="string">
            <text:p>2AdultWage</text:p>
          </table:table-cell>
          <table:table-cell office:value-type="string" calcext:value-type="string">
            <text:p>2Adult1ChildWage</text:p>
          </table:table-cell>
          <table:table-cell office:value-type="string" calcext:value-type="string">
            <text:p>2Adult2ChildWage</text:p>
          </table:table-cell>
          <table:table-cell office:value-type="string" calcext:value-type="string">
            <text:p>2Adult3ChildWage</text:p>
          </table:table-cell>
          <table:table-cell office:value-type="string" calcext:value-type="string">
            <text:p>WagePercentOfInc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3.2" calcext:value-type="float">
            <text:p>6193.2</text:p>
          </table:table-cell>
          <table:table-cell office:value-type="float" office:value="11949.6" calcext:value-type="float">
            <text:p>11949.6</text:p>
          </table:table-cell>
          <table:table-cell office:value-type="float" office:value="12427.3" calcext:value-type="float">
            <text:p>12427.3</text:p>
          </table:table-cell>
          <table:table-cell office:value-type="float" office:value="13005.72" calcext:value-type="float">
            <text:p>13005.72</text:p>
          </table:table-cell>
          <table:table-cell office:value-type="float" office:value="14863.68" calcext:value-type="float">
            <text:p>14863.68</text:p>
          </table:table-cell>
          <table:table-cell office:value-type="float" office:value="2795.52" calcext:value-type="float">
            <text:p>2795.52</text:p>
          </table:table-cell>
          <table:table-cell office:value-type="float" office:value="4193.28" calcext:value-type="float">
            <text:p>4193.28</text:p>
          </table:table-cell>
          <table:table-cell office:value-type="float" office:value="5031.936" calcext:value-type="float">
            <text:p>5031.936</text:p>
          </table:table-cell>
          <table:table-cell office:value-type="float" office:value="5870.592" calcext:value-type="float">
            <text:p>5870.592</text:p>
          </table:table-cell>
          <table:table-cell office:value-type="float" office:value="6709.248" calcext:value-type="float">
            <text:p>6709.2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56.8" calcext:value-type="float">
            <text:p>8756.8</text:p>
          </table:table-cell>
          <table:table-cell office:value-type="float" office:value="15709.2" calcext:value-type="float">
            <text:p>15709.2</text:p>
          </table:table-cell>
          <table:table-cell office:value-type="float" office:value="16355.2" calcext:value-type="float">
            <text:p>16355.2</text:p>
          </table:table-cell>
          <table:table-cell office:value-type="float" office:value="18389.28" calcext:value-type="float">
            <text:p>18389.28</text:p>
          </table:table-cell>
          <table:table-cell office:value-type="float" office:value="21016.32" calcext:value-type="float">
            <text:p>21016.32</text:p>
          </table:table-cell>
          <table:table-cell office:value-type="float" office:value="9804.6" calcext:value-type="float">
            <text:p>9804.6</text:p>
          </table:table-cell>
          <table:table-cell office:value-type="float" office:value="14706.9" calcext:value-type="float">
            <text:p>14706.9</text:p>
          </table:table-cell>
          <table:table-cell office:value-type="float" office:value="17648.28" calcext:value-type="float">
            <text:p>17648.28</text:p>
          </table:table-cell>
          <table:table-cell office:value-type="float" office:value="20589.66" calcext:value-type="float">
            <text:p>20589.66</text:p>
          </table:table-cell>
          <table:table-cell office:value-type="float" office:value="23531.04" calcext:value-type="float">
            <text:p>23531.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12.8" calcext:value-type="float">
            <text:p>10212.8</text:p>
          </table:table-cell>
          <table:table-cell table:number-columns-repeated="2" office:value-type="float" office:value="18085.6" calcext:value-type="float">
            <text:p>18085.6</text:p>
          </table:table-cell>
          <table:table-cell office:value-type="float" office:value="21446.88" calcext:value-type="float">
            <text:p>21446.88</text:p>
          </table:table-cell>
          <table:table-cell office:value-type="float" office:value="24510.72" calcext:value-type="float">
            <text:p>24510.72</text:p>
          </table:table-cell>
          <table:table-cell office:value-type="float" office:value="20859.28" calcext:value-type="float">
            <text:p>20859.28</text:p>
          </table:table-cell>
          <table:table-cell office:value-type="float" office:value="31288.92" calcext:value-type="float">
            <text:p>31288.92</text:p>
          </table:table-cell>
          <table:table-cell office:value-type="float" office:value="37546.704" calcext:value-type="float">
            <text:p>37546.704</text:p>
          </table:table-cell>
          <table:table-cell office:value-type="float" office:value="43804.488" calcext:value-type="float">
            <text:p>43804.488</text:p>
          </table:table-cell>
          <table:table-cell office:value-type="float" office:value="50062.272" calcext:value-type="float">
            <text:p>50062.27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77.6" calcext:value-type="float">
            <text:p>13977.6</text:p>
          </table:table-cell>
          <table:table-cell table:number-columns-repeated="2" office:value-type="float" office:value="24840.4" calcext:value-type="float">
            <text:p>24840.4</text:p>
          </table:table-cell>
          <table:table-cell office:value-type="float" office:value="29352.96" calcext:value-type="float">
            <text:p>29352.96</text:p>
          </table:table-cell>
          <table:table-cell office:value-type="float" office:value="33546.24" calcext:value-type="float">
            <text:p>33546.24</text:p>
          </table:table-cell>
          <table:table-cell office:value-type="float" office:value="33855.64" calcext:value-type="float">
            <text:p>33855.64</text:p>
          </table:table-cell>
          <table:table-cell office:value-type="float" office:value="50783.46" calcext:value-type="float">
            <text:p>50783.46</text:p>
          </table:table-cell>
          <table:table-cell office:value-type="float" office:value="60940.152" calcext:value-type="float">
            <text:p>60940.152</text:p>
          </table:table-cell>
          <table:table-cell office:value-type="float" office:value="71096.844" calcext:value-type="float">
            <text:p>71096.844</text:p>
          </table:table-cell>
          <table:table-cell office:value-type="float" office:value="81253.536" calcext:value-type="float">
            <text:p>81253.5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84.4" calcext:value-type="float">
            <text:p>19484.4</text:p>
          </table:table-cell>
          <table:table-cell table:number-columns-repeated="2" office:value-type="float" office:value="33592" calcext:value-type="float">
            <text:p>33592</text:p>
          </table:table-cell>
          <table:table-cell office:value-type="float" office:value="40917.24" calcext:value-type="float">
            <text:p>40917.24</text:p>
          </table:table-cell>
          <table:table-cell office:value-type="float" office:value="46762.56" calcext:value-type="float">
            <text:p>46762.56</text:p>
          </table:table-cell>
          <table:table-cell office:value-type="float" office:value="64342.2" calcext:value-type="float">
            <text:p>64342.2</text:p>
          </table:table-cell>
          <table:table-cell office:value-type="float" office:value="96513.3" calcext:value-type="float">
            <text:p>96513.3</text:p>
          </table:table-cell>
          <table:table-cell office:value-type="float" office:value="115815.96" calcext:value-type="float">
            <text:p>115815.96</text:p>
          </table:table-cell>
          <table:table-cell office:value-type="float" office:value="135118.62" calcext:value-type="float">
            <text:p>135118.62</text:p>
          </table:table-cell>
          <table:table-cell office:value-type="float" office:value="154421.28" calcext:value-type="float">
            <text:p>154421.28</text:p>
          </table:table-cell>
          <table:table-cell office:value-type="float" office:value="75" calcext:value-type="float">
            <text:p>75</text:p>
          </table:table-cell>
        </table:table-row>
      </table:table>
      <table:table table:name="Wages" table:style-name="ta1"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conomicQuintile</text:p>
          </table:table-cell>
          <table:table-cell office:value-type="string" calcext:value-type="string">
            <text:p>1AdultWage</text:p>
          </table:table-cell>
          <table:table-cell office:value-type="string" calcext:value-type="string">
            <text:p>2AdultWage</text:p>
          </table:table-cell>
          <table:table-cell office:value-type="string" calcext:value-type="string">
            <text:p>2Adult1ChildWage</text:p>
          </table:table-cell>
          <table:table-cell office:value-type="string" calcext:value-type="string">
            <text:p>2Adult2ChildWage</text:p>
          </table:table-cell>
          <table:table-cell office:value-type="string" calcext:value-type="string">
            <text:p>2Adult3ChildW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5.52" calcext:value-type="float">
            <text:p>2795.52</text:p>
          </table:table-cell>
          <table:table-cell office:value-type="float" office:value="4193.28" calcext:value-type="float">
            <text:p>4193.28</text:p>
          </table:table-cell>
          <table:table-cell office:value-type="float" office:value="5031.936" calcext:value-type="float">
            <text:p>5031.936</text:p>
          </table:table-cell>
          <table:table-cell office:value-type="float" office:value="5870.592" calcext:value-type="float">
            <text:p>5870.592</text:p>
          </table:table-cell>
          <table:table-cell office:value-type="float" office:value="6709.248" calcext:value-type="float">
            <text:p>6709.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04.6" calcext:value-type="float">
            <text:p>9804.6</text:p>
          </table:table-cell>
          <table:table-cell office:value-type="float" office:value="14706.9" calcext:value-type="float">
            <text:p>14706.9</text:p>
          </table:table-cell>
          <table:table-cell office:value-type="float" office:value="17648.28" calcext:value-type="float">
            <text:p>17648.28</text:p>
          </table:table-cell>
          <table:table-cell office:value-type="float" office:value="20589.66" calcext:value-type="float">
            <text:p>20589.66</text:p>
          </table:table-cell>
          <table:table-cell office:value-type="float" office:value="23531.04" calcext:value-type="float">
            <text:p>23531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59.28" calcext:value-type="float">
            <text:p>20859.28</text:p>
          </table:table-cell>
          <table:table-cell office:value-type="float" office:value="31288.92" calcext:value-type="float">
            <text:p>31288.92</text:p>
          </table:table-cell>
          <table:table-cell office:value-type="float" office:value="37546.704" calcext:value-type="float">
            <text:p>37546.704</text:p>
          </table:table-cell>
          <table:table-cell office:value-type="float" office:value="43804.488" calcext:value-type="float">
            <text:p>43804.488</text:p>
          </table:table-cell>
          <table:table-cell office:value-type="float" office:value="50062.272" calcext:value-type="float">
            <text:p>50062.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855.64" calcext:value-type="float">
            <text:p>33855.64</text:p>
          </table:table-cell>
          <table:table-cell office:value-type="float" office:value="50783.46" calcext:value-type="float">
            <text:p>50783.46</text:p>
          </table:table-cell>
          <table:table-cell office:value-type="float" office:value="60940.152" calcext:value-type="float">
            <text:p>60940.152</text:p>
          </table:table-cell>
          <table:table-cell office:value-type="float" office:value="71096.844" calcext:value-type="float">
            <text:p>71096.844</text:p>
          </table:table-cell>
          <table:table-cell office:value-type="float" office:value="81253.536" calcext:value-type="float">
            <text:p>81253.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42.2" calcext:value-type="float">
            <text:p>64342.2</text:p>
          </table:table-cell>
          <table:table-cell office:value-type="float" office:value="96513.3" calcext:value-type="float">
            <text:p>96513.3</text:p>
          </table:table-cell>
          <table:table-cell office:value-type="float" office:value="115815.96" calcext:value-type="float">
            <text:p>115815.96</text:p>
          </table:table-cell>
          <table:table-cell office:value-type="float" office:value="135118.62" calcext:value-type="float">
            <text:p>135118.62</text:p>
          </table:table-cell>
          <table:table-cell office:value-type="float" office:value="154421.28" calcext:value-type="float">
            <text:p>154421.28</text:p>
          </table:table-cell>
        </table:table-row>
      </table:table>
      <table:table table:name="RestOfIncom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conomicQuintil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min-integer-digits="1"/>
      <number:text> </number:text>
    </number:number-style>
    <number:number-style style:name="N128">
      <number:number number:decimal-places="1" loext:min-decimal-places="1" number:min-integer-digits="1"/>
    </number:number-style>
    <number:number-style style:name="N129P0" style:volatile="true">
      <number:number number:decimal-places="1" loext:min-decimal-places="1" number:min-integer-digits="1" number:grouping="true"/>
    </number:number-style>
    <number:number-style style:name="N129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29P0"/>
    </number:number-style>
    <number:number-style style:name="N130">
      <number:number number:decimal-places="1" loext:min-decimal-places="1" number:min-integer-digits="1"/>
      <number:text>0</number:text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0" loext:min-decimal-places="0" number:min-integer-digits="2" number:grouping="true"/>
    </number:number-style>
    <number:number-style style:name="N133">
      <number:text>[</number:text>
      <number:number number:decimal-places="1" loext:min-decimal-places="1" number:min-integer-digits="1"/>
      <number:text>0]</number:text>
    </number:number-style>
    <number:number-style style:name="N134">
      <number:text>[</number:text>
      <number:number number:decimal-places="1" loext:min-decimal-places="1" number:min-integer-digits="1"/>
      <number:text>0]</number:text>
    </number:number-style>
    <number:number-style style:name="N135P0" style:volatile="true">
      <number:number number:decimal-places="3" loext:min-decimal-places="3" number:min-integer-digits="1" number:grouping="true"/>
    </number:number-style>
    <number:number-style style:name="N135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35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0:45:52.860000000</meta:creation-date>
    <dc:date>2017-07-28T11:53:34.046000000</dc:date>
    <meta:editing-duration>PT29M53S</meta:editing-duration>
    <meta:editing-cycles>1</meta:editing-cycles>
    <meta:document-statistic meta:table-count="3" meta:cell-count="120" meta:object-count="0"/>
    <meta:generator>LibreOffice/5.2.2.2$Windows_x86 LibreOffice_project/8f96e87c890bf8fa77463cd4b640a2312823f3ad</meta:generator>
  </office:meta>
</office:document-meta>
</file>